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 fo:break-before="page"/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exo2</text:p>
      <text:p text:style-name="P2"/>
      <text:p text:style-name="P2">==&gt; block1.i &lt;==</text:p>
      <text:p text:style-name="P2">L1:<text:tab/>a = 0</text:p>
      <text:p text:style-name="P2">L3:<text:tab/>b = 0</text:p>
      <text:p text:style-name="P2">L4:<text:tab/>b = 1</text:p>
      <text:p text:style-name="P2">L6:<text:tab/>a = 2</text:p>
      <text:p text:style-name="P2">L7:<text:tab/>b = 3</text:p>
      <text:p text:style-name="P2">L8:<text:tab/>a = a + 1</text:p>
      <text:p text:style-name="P2">L9:<text:tab/>b = b + 1</text:p>
      <text:p text:style-name="P2">L5:<text:tab/>a = a + 1</text:p>
      <text:p text:style-name="P2">L10:<text:tab/>b = b + 1</text:p>
      <text:p text:style-name="P2">L2:</text:p>
      <text:p text:style-name="P2"/>
      <text:p text:style-name="P2">==&gt; exemplo1.i &lt;==</text:p>
      <text:p text:style-name="P2">L1:<text:tab/>r = a</text:p>
      <text:p text:style-name="P2">L3:<text:tab/>dd = d</text:p>
      <text:p text:style-name="P2">L4:<text:tab/>iffalse dd &lt;= r goto L5</text:p>
      <text:p text:style-name="P2">L6:<text:tab/>dd = 2 * dd</text:p>
      <text:p text:style-name="P2">goto L4</text:p>
      <text:p text:style-name="P2">L5:<text:tab/>iffalse dd != r goto L2</text:p>
      <text:p text:style-name="P2">L7:<text:tab/>dd = dd / 2</text:p>
      <text:p text:style-name="P2">L8:<text:tab/>iffalse dd &lt;= r goto L5</text:p>
      <text:p text:style-name="P2">L9:<text:tab/>r = r - dd</text:p>
      <text:p text:style-name="P2">goto L5</text:p>
      <text:p text:style-name="P2">L2:</text:p>
      <text:p text:style-name="P2"/>
      <text:p text:style-name="P2">==&gt; exemplo2.i &lt;==</text:p>
      <text:p text:style-name="P2">L1:<text:tab/>prod = 0</text:p>
      <text:p text:style-name="P2">L3:<text:tab/>i = 1</text:p>
      <text:p text:style-name="P2">L4:<text:tab/>t1 = i * 8</text:p>
      <text:p text:style-name="P2">t2 = a [ t1 ]</text:p>
      <text:p text:style-name="P2">t3 = i * 8</text:p>
      <text:p text:style-name="P2">t4 = b [ t3 ]</text:p>
      <text:p text:style-name="P2">t5 = t2 * t4</text:p>
      <text:p text:style-name="P2">prod = prod + t5</text:p>
      <text:p text:style-name="P2">L6:<text:tab/>i = i + 1</text:p>
      <text:p text:style-name="P2">L5:<text:tab/>if i &lt;= 20 goto L4</text:p>
      <text:p text:style-name="P2">L2:</text:p>
      <text:p text:style-name="P2"/>
      <text:p text:style-name="P2">==&gt; exemplo3.i &lt;==</text:p>
      <text:p text:style-name="P2">L1:<text:tab/>i = 0</text:p>
      <text:p text:style-name="P2">L3:<text:tab/>iffalse i &lt; 10 goto L4</text:p>
      <text:p text:style-name="P2">L5:<text:tab/>j = 0</text:p>
      <text:p text:style-name="P2">L6:<text:tab/>iffalse j &lt; 10 goto L7</text:p>
      <text:p text:style-name="P2">L8:<text:tab/>t1 = i * 80</text:p>
      <text:p text:style-name="P2">t2 = j * 8</text:p>
      <text:p text:style-name="P2">t3 = t1 + t2</text:p>
      <text:p text:style-name="P2">a [ t3 ] = 0</text:p>
      <text:p text:style-name="P2">L9:<text:tab/>j = j + 1</text:p>
      <text:p text:style-name="P2">goto L6</text:p>
      <text:p text:style-name="P2">L7:<text:tab/>i = i + 1</text:p>
      <text:p text:style-name="P2">goto L3</text:p>
      <text:p text:style-name="P2">L4:<text:tab/>i = 0</text:p>
      <text:p text:style-name="P2">L10:<text:tab/>iffalse i &lt; 10 goto L2</text:p>
      <text:p text:style-name="P2">L11:<text:tab/>t4 = i * 80</text:p>
      <text:p text:style-name="P2">t5 = i * 8</text:p>
      <text:p text:style-name="P2">t6 = t4 + t5</text:p>
      <text:p text:style-name="P2">a [ t6 ] = 1</text:p>
      <text:p text:style-name="P2">L12:<text:tab/>i = i + 1</text:p>
      <text:p text:style-name="P2">goto L10</text:p>
      <text:p text:style-name="P2">L2:</text:p>
      <text:p text:style-name="P2"/>
      <text:p text:style-name="P2">==&gt; exemplo4.i &lt;==</text:p>
      <text:p text:style-name="P2">L1:L3:<text:tab/>if peek == BLANK goto L7</text:p>
      <text:p text:style-name="P2">iffalse peek == TAB goto L6</text:p>
      <text:p text:style-name="P2">L7:L5:<text:tab/>goto L4</text:p>
      <text:p text:style-name="P2">L6:<text:tab/>iffalse peek == NEWLINE goto L9</text:p>
      <text:p text:style-name="P2">L8:<text:tab/>line = line + 1</text:p>
      <text:p text:style-name="P2">goto L4</text:p>
      <text:p text:style-name="P2">L9:<text:tab/>goto L2</text:p>
      <text:p text:style-name="P2">L4:<text:tab/>peek = readch</text:p>
      <text:p text:style-name="P2">goto L1</text:p>
      <text:p text:style-name="P2">L2:</text:p>
      <text:p text:style-name="P2"/>
      <text:p text:style-name="P2">==&gt; exemplo.i &lt;==</text:p>
      <text:p text:style-name="P2">L1:L3:<text:tab/>i = i + 1</text:p>
      <text:p text:style-name="P2">L5:<text:tab/>t1 = i * 8</text:p>
      <text:p text:style-name="P2">t2 = a [ t1 ]</text:p>
      <text:p text:style-name="P2">if t2 &lt; v goto L3</text:p>
      <text:p text:style-name="P2">L4:<text:tab/>j = j - 1</text:p>
      <text:p text:style-name="P2">L7:<text:tab/>t3 = j * 8</text:p>
      <text:p text:style-name="P2">t4 = a [ t3 ]</text:p>
      <text:p text:style-name="P2">if t4 &gt; v goto L4</text:p>
      <text:p text:style-name="P2">L6:<text:tab/>iffalse i &gt;= j goto L8</text:p>
      <text:p text:style-name="P2">L9:<text:tab/>goto L2</text:p>
      <text:p text:style-name="P2">L8:<text:tab/>t5 = i * 8</text:p>
      <text:p text:style-name="P2">x = a [ t5 ]</text:p>
      <text:p text:style-name="P2">L10:<text:tab/>t6 = i * 8</text:p>
      <text:p text:style-name="P2">t7 = j * 8</text:p>
      <text:p text:style-name="P2">t8 = a [ t7 ]</text:p>
      <text:p text:style-name="P2">a [ t6 ] = t8</text:p>
      <text:p text:style-name="P2">L11:<text:tab/>t9 = j * 8</text:p>
      <text:p text:style-name="P2">a [ t9 ] = x</text:p>
      <text:p text:style-name="P2">goto L1</text:p>
      <text:p text:style-name="P2">L2:</text:p>
      <text:p text:style-name="P2"/>
      <text:p text:style-name="P2">==&gt; expr1.i &lt;==</text:p>
      <text:p text:style-name="P2">L1:<text:tab/>i = 0</text:p>
      <text:p text:style-name="P2">L3:<text:tab/>i = 365</text:p>
      <text:p text:style-name="P2">L4:<text:tab/>x = 0.0</text:p>
      <text:p text:style-name="P2">L5:<text:tab/>x = 3.1415896</text:p>
      <text:p text:style-name="P2">L6:<text:tab/>b = true</text:p>
      <text:p text:style-name="P2">L7:<text:tab/>b = false</text:p>
      <text:p text:style-name="P2">L8:<text:tab/>i = x</text:p>
      <text:p text:style-name="P2">L9:<text:tab/>x = i</text:p>
      <text:p text:style-name="P2">L2:</text:p>
      <text:p text:style-name="P2"/>
      <text:p text:style-name="P2">==&gt; expr2.i &lt;==</text:p>
      <text:p text:style-name="P2">L1:<text:tab/>a = b + c</text:p>
      <text:p text:style-name="P2">L3:<text:tab/>a = b - c</text:p>
      <text:p text:style-name="P2">L4:<text:tab/>a = b * c</text:p>
      <text:p text:style-name="P2">L5:<text:tab/>a = b / c</text:p>
      <text:p text:style-name="P2">L6:<text:tab/>a = minus b</text:p>
      <text:p text:style-name="P2">L7:<text:tab/>t1 = a - b</text:p>
      <text:p text:style-name="P2">d = t1 - c</text:p>
      <text:p text:style-name="P2">L8:<text:tab/>t2 = a * b</text:p>
      <text:p text:style-name="P2">d = t2 * c</text:p>
      <text:p text:style-name="P2">L9:<text:tab/>t3 = b * c</text:p>
      <text:p text:style-name="P2">d = a + t3</text:p>
      <text:p text:style-name="P2">L10:<text:tab/>t4 = a * b</text:p>
      <text:p text:style-name="P2">d = t4 + c</text:p>
      <text:p text:style-name="P2">L11:<text:tab/>t5 = a - b</text:p>
      <text:p text:style-name="P2">d = t5 - c</text:p>
      <text:p text:style-name="P2">L12:<text:tab/>t6 = b - c</text:p>
      <text:p text:style-name="P2"><text:soft-page-break/>d = a - t6</text:p>
      <text:p text:style-name="P2">L13:<text:tab/>t7 = a + b</text:p>
      <text:p text:style-name="P2">d = t7 * c</text:p>
      <text:p text:style-name="P2">L14:<text:tab/>t8 = b + c</text:p>
      <text:p text:style-name="P2">d = a * t8</text:p>
      <text:p text:style-name="P2">L15:<text:tab/>t9 = b * b</text:p>
      <text:p text:style-name="P2">t10 = 4.0 * a</text:p>
      <text:p text:style-name="P2">t11 = t10 * c</text:p>
      <text:p text:style-name="P2">term = t9 - t11</text:p>
      <text:p text:style-name="P2">L2:</text:p>
      <text:p text:style-name="P2"/>
      <text:p text:style-name="P2">==&gt; expr3.i &lt;==</text:p>
      <text:p text:style-name="P2">L1:<text:tab/>if x &lt; y goto L4</text:p>
      <text:p text:style-name="P2">t1 = true</text:p>
      <text:p text:style-name="P2">goto L5</text:p>
      <text:p text:style-name="P2">L4:<text:tab/>t1 = false</text:p>
      <text:p text:style-name="P2">L5:<text:tab/>r = t1</text:p>
      <text:p text:style-name="P2">L3:<text:tab/>iffalse x == y goto L7</text:p>
      <text:p text:style-name="P2">t2 = true</text:p>
      <text:p text:style-name="P2">goto L8</text:p>
      <text:p text:style-name="P2">L7:<text:tab/>t2 = false</text:p>
      <text:p text:style-name="P2">L8:<text:tab/>r = t2</text:p>
      <text:p text:style-name="P2">L6:<text:tab/>if x &gt; y goto L11</text:p>
      <text:p text:style-name="P2">L10:<text:tab/>r = true</text:p>
      <text:p text:style-name="P2">goto L9</text:p>
      <text:p text:style-name="P2">L11:<text:tab/>r = false</text:p>
      <text:p text:style-name="P2">L9:<text:tab/>iffalse x != y goto L13</text:p>
      <text:p text:style-name="P2">L12:<text:tab/>r = true</text:p>
      <text:p text:style-name="P2">goto L2</text:p>
      <text:p text:style-name="P2">L13:<text:tab/>r = false</text:p>
      <text:p text:style-name="P2">L2:</text:p>
      <text:p text:style-name="P2"/>
      <text:p text:style-name="P2">==&gt; expr4.i &lt;==</text:p>
      <text:p text:style-name="P2">L1:<text:tab/>t1 = i * 12</text:p>
      <text:p text:style-name="P2">t2 = j * 4</text:p>
      <text:p text:style-name="P2">t3 = t1 + t2</text:p>
      <text:p text:style-name="P2">t4 = a [ t3 ]</text:p>
      <text:p text:style-name="P2">x = c + t4</text:p>
      <text:p text:style-name="P2">L3:<text:tab/>t5 = i * 12</text:p>
      <text:p text:style-name="P2">t6 = j * 4</text:p>
      <text:p text:style-name="P2">t7 = t5 + t6</text:p>
      <text:p text:style-name="P2">a [ t7 ] = 0</text:p>
      <text:p text:style-name="P2">L4:<text:tab/>t8 = i * 100</text:p>
      <text:p text:style-name="P2">t9 = j * 10</text:p>
      <text:p text:style-name="P2">t10 = t8 + t9</text:p>
      <text:p text:style-name="P2">t11 = k * 1</text:p>
      <text:p text:style-name="P2">t12 = t10 + t11</text:p>
      <text:p text:style-name="P2">b [ t12 ] = true</text:p>
      <text:p text:style-name="P2">L5:<text:tab/>t13 = i * 100</text:p>
      <text:p text:style-name="P2">t14 = j * 10</text:p>
      <text:p text:style-name="P2">t15 = t13 + t14</text:p>
      <text:p text:style-name="P2">t16 = k * 1</text:p>
      <text:p text:style-name="P2">t17 = t15 + t16</text:p>
      <text:p text:style-name="P2">d = b [ t17 ]</text:p>
      <text:p text:style-name="P2">L2:</text:p>
      <text:p text:style-name="P2"/>
      <text:p text:style-name="P2">==&gt; identity1.i &lt;==</text:p>
      <text:p text:style-name="P2">L1:<text:tab/>i = 0</text:p>
      <text:p text:style-name="P2">L3:<text:tab/>iffalse i &lt; 10 goto L4</text:p>
      <text:p text:style-name="P2">L5:<text:tab/>j = 0</text:p>
      <text:p text:style-name="P2">L6:<text:tab/>iffalse j &lt; 10 goto L7</text:p>
      <text:p text:style-name="P2">L8:<text:tab/>t1 = i * 80</text:p>
      <text:p text:style-name="P2">t2 = j * 8</text:p>
      <text:p text:style-name="P2">t3 = t1 + t2</text:p>
      <text:p text:style-name="P2">a [ t3 ] = 0.0</text:p>
      <text:p text:style-name="P2">L9:<text:tab/>j = j + 1</text:p>
      <text:p text:style-name="P2">goto L6</text:p>
      <text:p text:style-name="P2">L7:<text:tab/>i = i + 1</text:p>
      <text:p text:style-name="P2">goto L3</text:p>
      <text:p text:style-name="P2">L4:<text:tab/>i = 0</text:p>
      <text:p text:style-name="P2">L10:<text:tab/>iffalse i &lt; 10 goto L2</text:p>
      <text:p text:style-name="P2">L11:<text:tab/>t4 = i * 80</text:p>
      <text:p text:style-name="P2">t5 = i * 8</text:p>
      <text:p text:style-name="P2">t6 = t4 + t5</text:p>
      <text:p text:style-name="P2">a [ t6 ] = 1.0</text:p>
      <text:p text:style-name="P2">L12:<text:tab/>i = i + 1</text:p>
      <text:p text:style-name="P2">goto L10</text:p>
      <text:p text:style-name="P2">L2:</text:p>
      <text:p text:style-name="P2"/>
      <text:p text:style-name="P2">==&gt; identity2.i &lt;==</text:p>
      <text:p text:style-name="P2">L1:<text:tab/>i = 0</text:p>
      <text:p text:style-name="P2">L3:L5:<text:tab/>j = 0</text:p>
      <text:p text:style-name="P2">L6:L8:<text:tab/>t1 = i * 80</text:p>
      <text:p text:style-name="P2">t2 = j * 8</text:p>
      <text:p text:style-name="P2">t3 = t1 + t2</text:p>
      <text:p text:style-name="P2">a [ t3 ] = 0.0</text:p>
      <text:p text:style-name="P2">L9:<text:tab/>iffalse j &gt;= 10 goto L6</text:p>
      <text:p text:style-name="P2">L10:<text:tab/>goto L7</text:p>
      <text:p text:style-name="P2">goto L6</text:p>
      <text:p text:style-name="P2">L7:<text:tab/>iffalse i &gt;= 10 goto L3</text:p>
      <text:p text:style-name="P2">L11:<text:tab/>goto L4</text:p>
      <text:p text:style-name="P2">goto L3</text:p>
      <text:p text:style-name="P2">L4:<text:tab/>i = 0</text:p>
      <text:p text:style-name="P2">L12:L13:<text:tab/>t4 = i * 80</text:p>
      <text:p text:style-name="P2">t5 = i * 8</text:p>
      <text:p text:style-name="P2">t6 = t4 + t5</text:p>
      <text:p text:style-name="P2">a [ t6 ] = 1.0</text:p>
      <text:p text:style-name="P2">L14:<text:tab/>iffalse i &gt;= 10 goto L12</text:p>
      <text:p text:style-name="P2">L15:<text:tab/>goto L2</text:p>
      <text:p text:style-name="P2">goto L12</text:p>
      <text:p text:style-name="P2">L2:</text:p>
      <text:p text:style-name="P2"/>
      <text:p text:style-name="P2">==&gt; jump1.i &lt;==</text:p>
      <text:p text:style-name="P2">L1:L4:<text:tab/>a = 0</text:p>
      <text:p text:style-name="P2">L3:<text:tab/>goto L5</text:p>
      <text:p text:style-name="P2">L6:<text:tab/>x = 0</text:p>
      <text:p text:style-name="P2">L5:<text:tab/>iffalse a &lt; b goto L7</text:p>
      <text:p text:style-name="P2">L8:<text:tab/>a = b</text:p>
      <text:p text:style-name="P2">L7:<text:tab/>iffalse x &lt;= y goto L9</text:p>
      <text:p text:style-name="P2">L10:<text:tab/>x = y</text:p>
      <text:p text:style-name="P2">L9:<text:tab/>iffalse a == b goto L11</text:p>
      <text:p text:style-name="P2">L12:<text:tab/>a = b</text:p>
      <text:p text:style-name="P2">L11:<text:tab/>iffalse x != y goto L13</text:p>
      <text:p text:style-name="P2">L14:<text:tab/>x = y</text:p>
      <text:p text:style-name="P2">L13:<text:tab/>iffalse a &gt;= b goto L15</text:p>
      <text:p text:style-name="P2">L16:<text:tab/>b = a</text:p>
      <text:p text:style-name="P2">L15:<text:tab/>iffalse x &gt; y goto L17</text:p>
      <text:p text:style-name="P2">L18:<text:tab/>y = x</text:p>
      <text:p text:style-name="P2">L17:<text:tab/>iffalse a == b goto L19</text:p>
      <text:p text:style-name="P2">L20:L19:<text:tab/>if x &lt; 100 goto L23</text:p>
      <text:p text:style-name="P2">iffalse x &gt; 200 goto L21</text:p>
      <text:p text:style-name="P2">L23:L22:<text:tab/>x = 0</text:p>
      <text:p text:style-name="P2">L21:<text:tab/>iffalse a &lt; 100 goto L24</text:p>
      <text:p text:style-name="P2">iffalse a &gt; 200 goto L24</text:p>
      <text:p text:style-name="P2">L25:<text:tab/>b = 0</text:p>
      <text:p text:style-name="P2">L24:<text:tab/>if x &lt; 100 goto L28</text:p>
      <text:p text:style-name="P2"><text:soft-page-break/>iffalse x &gt; 200 goto L26</text:p>
      <text:p text:style-name="P2">iffalse x != y goto L26</text:p>
      <text:p text:style-name="P2">L28:L27:<text:tab/>x = 0</text:p>
      <text:p text:style-name="P2">L26:<text:tab/>if a &lt; 100 goto L31</text:p>
      <text:p text:style-name="P2">iffalse a &gt; 200 goto L32</text:p>
      <text:p text:style-name="P2">if a != 150 goto L31</text:p>
      <text:p text:style-name="P2">L32:<text:tab/>iffalse a != 0 goto L29</text:p>
      <text:p text:style-name="P2">L31:L30:<text:tab/>a = 0</text:p>
      <text:p text:style-name="P2">L29:<text:tab/>iffalse x &gt; 200 goto L36</text:p>
      <text:p text:style-name="P2">if x != b goto L35</text:p>
      <text:p text:style-name="P2">L36:<text:tab/>iffalse x &lt; 100 goto L33</text:p>
      <text:p text:style-name="P2">L35:L34:<text:tab/>x = 0</text:p>
      <text:p text:style-name="P2">L33:<text:tab/>if a &lt; 100 goto L38</text:p>
      <text:p text:style-name="P2">iffalse a &gt; 200 goto L2</text:p>
      <text:p text:style-name="P2">iffalse a != b goto L2</text:p>
      <text:p text:style-name="P2">L38:L37:<text:tab/>a = 0</text:p>
      <text:p text:style-name="P2">L2:</text:p>
      <text:p text:style-name="P2"/>
      <text:p text:style-name="P2">==&gt; jump2.i &lt;==</text:p>
      <text:p text:style-name="P2">L1:<text:tab/>r = true</text:p>
      <text:p text:style-name="P2">L3:<text:tab/>r = false</text:p>
      <text:p text:style-name="P2">L4:<text:tab/>iffalse a &lt; b goto L6</text:p>
      <text:p text:style-name="P2">t1 = true</text:p>
      <text:p text:style-name="P2">goto L7</text:p>
      <text:p text:style-name="P2">L6:<text:tab/>t1 = false</text:p>
      <text:p text:style-name="P2">L7:<text:tab/>r = t1</text:p>
      <text:p text:style-name="P2">L5:<text:tab/>iffalse x &lt;= y goto L9</text:p>
      <text:p text:style-name="P2">t2 = true</text:p>
      <text:p text:style-name="P2">goto L10</text:p>
      <text:p text:style-name="P2">L9:<text:tab/>t2 = false</text:p>
      <text:p text:style-name="P2">L10:<text:tab/>r = t2</text:p>
      <text:p text:style-name="P2">L8:<text:tab/>iffalse a == b goto L12</text:p>
      <text:p text:style-name="P2">t3 = true</text:p>
      <text:p text:style-name="P2">goto L13</text:p>
      <text:p text:style-name="P2">L12:<text:tab/>t3 = false</text:p>
      <text:p text:style-name="P2">L13:<text:tab/>r = t3</text:p>
      <text:p text:style-name="P2">L11:<text:tab/>iffalse x != y goto L15</text:p>
      <text:p text:style-name="P2">t4 = true</text:p>
      <text:p text:style-name="P2">goto L16</text:p>
      <text:p text:style-name="P2">L15:<text:tab/>t4 = false</text:p>
      <text:p text:style-name="P2">L16:<text:tab/>r = t4</text:p>
      <text:p text:style-name="P2">L14:<text:tab/>iffalse a &gt;= b goto L18</text:p>
      <text:p text:style-name="P2">t5 = true</text:p>
      <text:p text:style-name="P2">goto L19</text:p>
      <text:p text:style-name="P2">L18:<text:tab/>t5 = false</text:p>
      <text:p text:style-name="P2">L19:<text:tab/>r = t5</text:p>
      <text:p text:style-name="P2">L17:<text:tab/>iffalse x &gt; y goto L21</text:p>
      <text:p text:style-name="P2">t6 = true</text:p>
      <text:p text:style-name="P2">goto L22</text:p>
      <text:p text:style-name="P2">L21:<text:tab/>t6 = false</text:p>
      <text:p text:style-name="P2">L22:<text:tab/>r = t6</text:p>
      <text:p text:style-name="P2">L20:<text:tab/>if x &lt; 100 goto L26</text:p>
      <text:p text:style-name="P2">iffalse x &gt; 200 goto L24</text:p>
      <text:p text:style-name="P2">L26:<text:tab/>t7 = true</text:p>
      <text:p text:style-name="P2">goto L25</text:p>
      <text:p text:style-name="P2">L24:<text:tab/>t7 = false</text:p>
      <text:p text:style-name="P2">L25:<text:tab/>r = t7</text:p>
      <text:p text:style-name="P2">L23:<text:tab/>iffalse a &lt; 100 goto L28</text:p>
      <text:p text:style-name="P2">iffalse a &gt; 200 goto L28</text:p>
      <text:p text:style-name="P2">t8 = true</text:p>
      <text:p text:style-name="P2">goto L29</text:p>
      <text:p text:style-name="P2">L28:<text:tab/>t8 = false</text:p>
      <text:p text:style-name="P2">L29:<text:tab/>r = t8</text:p>
      <text:p text:style-name="P2">L27:<text:tab/>if x &lt; 100 goto L33</text:p>
      <text:p text:style-name="P2">iffalse x &gt; 200 goto L31</text:p>
      <text:p text:style-name="P2">iffalse x != y goto L31</text:p>
      <text:p text:style-name="P2">L33:<text:tab/>t9 = true</text:p>
      <text:p text:style-name="P2">goto L32</text:p>
      <text:p text:style-name="P2">L31:<text:tab/>t9 = false</text:p>
      <text:p text:style-name="P2">L32:<text:tab/>r = t9</text:p>
      <text:p text:style-name="P2">L30:<text:tab/>if a &lt; 100 goto L37</text:p>
      <text:p text:style-name="P2">iffalse a &gt; 200 goto L38</text:p>
      <text:p text:style-name="P2">if a != 150 goto L37</text:p>
      <text:p text:style-name="P2">L38:<text:tab/>iffalse a != 0 goto L35</text:p>
      <text:p text:style-name="P2">L37:<text:tab/>t10 = true</text:p>
      <text:p text:style-name="P2">goto L36</text:p>
      <text:p text:style-name="P2">L35:<text:tab/>t10 = false</text:p>
      <text:p text:style-name="P2">L36:<text:tab/>r = t10</text:p>
      <text:p text:style-name="P2">L34:<text:tab/>iffalse x &gt; 200 goto L43</text:p>
      <text:p text:style-name="P2">if x != b goto L42</text:p>
      <text:p text:style-name="P2">L43:<text:tab/>iffalse x &lt; 100 goto L40</text:p>
      <text:p text:style-name="P2">L42:<text:tab/>t11 = true</text:p>
      <text:p text:style-name="P2">goto L41</text:p>
      <text:p text:style-name="P2">L40:<text:tab/>t11 = false</text:p>
      <text:p text:style-name="P2">L41:<text:tab/>r = t11</text:p>
      <text:p text:style-name="P2">L39:<text:tab/>if a &lt; 100 goto L46</text:p>
      <text:p text:style-name="P2">iffalse a &gt; 200 goto L44</text:p>
      <text:p text:style-name="P2">iffalse a != b goto L44</text:p>
      <text:p text:style-name="P2">L46:<text:tab/>t12 = true</text:p>
      <text:p text:style-name="P2">goto L45</text:p>
      <text:p text:style-name="P2">L44:<text:tab/>t12 = false</text:p>
      <text:p text:style-name="P2">L45:<text:tab/>r = t12</text:p>
      <text:p text:style-name="P2">L2:</text:p>
      <text:p text:style-name="P2"/>
      <text:p text:style-name="P2">==&gt; jump3.i &lt;==</text:p>
      <text:p text:style-name="P2">L1:<text:tab/>r = b</text:p>
      <text:p text:style-name="P2">L3:<text:tab/>t1 = i * 1</text:p>
      <text:p text:style-name="P2">r = a [ t1 ]</text:p>
      <text:p text:style-name="P2">L4:<text:tab/>t2 = i * 1</text:p>
      <text:p text:style-name="P2">a [ t2 ] = b</text:p>
      <text:p text:style-name="P2">L5:<text:tab/>t3 = i * 1</text:p>
      <text:p text:style-name="P2">a [ t3 ] = true</text:p>
      <text:p text:style-name="P2">L6:<text:tab/>t4 = i * 1</text:p>
      <text:p text:style-name="P2">a [ t4 ] = false</text:p>
      <text:p text:style-name="P2">L7:<text:tab/>iffalse b goto L8</text:p>
      <text:p text:style-name="P2">L9:<text:tab/>x = y</text:p>
      <text:p text:style-name="P2">L8:<text:tab/>t5 = i * 1</text:p>
      <text:p text:style-name="P2">t6 = a [ t5 ]</text:p>
      <text:p text:style-name="P2">iffalse t6 goto L2</text:p>
      <text:p text:style-name="P2">L10:<text:tab/>x = y</text:p>
      <text:p text:style-name="P2">L2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2" fo:column-gap="0.497cm">
          <style:column-sep style:width="0.009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3T23:22:45</meta:creation-date>
    <dc:date>2013-11-23T23:33:14</dc:date>
    <meta:editing-duration>PT7M16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3" meta:paragraph-count="347" meta:word-count="1628" meta:character-count="4997" meta:non-whitespace-character-count="3716"/>
  </office:meta>
</office:document-meta>
</file>